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11ab" officeooo:paragraph-rsid="000711ab"/>
    </style:style>
    <style:style style:name="P2" style:family="paragraph" style:parent-style-name="Standard">
      <style:text-properties fo:font-size="11pt" officeooo:rsid="000711ab" officeooo:paragraph-rsid="000711ab" style:font-size-asian="11pt" style:font-size-complex="11pt"/>
    </style:style>
    <style:style style:name="P3" style:family="paragraph" style:parent-style-name="Standard">
      <style:text-properties fo:font-size="11pt" officeooo:rsid="000711ab" officeooo:paragraph-rsid="000729e9" style:font-size-asian="11pt" style:font-size-complex="11pt"/>
    </style:style>
    <style:style style:name="T1" style:family="text">
      <style:text-properties officeooo:rsid="000729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tting up the experiment with</text:p>
      <text:p text:style-name="P2">batch size = 128, hidden nodes = 128, learning rate = 0.0001</text:p>
      <text:p text:style-name="P2">training epoch = 1000, dropout rate = <text:span text:style-name="T1">0.1</text:span>, reg_param = 0.1</text:p>
      <text:p text:style-name="P2"/>
      <text:p text:style-name="P2">During the 10-th epoch:</text:p>
      <text:p text:style-name="P2">Training Accuracy = 0.807022</text:p>
      <text:p text:style-name="P2">Validation Accuracy = 0.801476</text:p>
      <text:p text:style-name="P2">Testing Accuracy = 0.804552</text:p>
      <text:p text:style-name="P2"/>
      <text:p text:style-name="P2">During the 20-th epoch:</text:p>
      <text:p text:style-name="P2">Training Accuracy = 0.819422</text:p>
      <text:p text:style-name="P2">Validation Accuracy = 0.804693</text:p>
      <text:p text:style-name="P2">Testing Accuracy = 0.809388</text:p>
      <text:p text:style-name="P2"/>
      <text:p text:style-name="P2">During the 50-th epoch:</text:p>
      <text:p text:style-name="P2">Training Accuracy = 0.841618</text:p>
      <text:p text:style-name="P2">Validation Accuracy = 0.805829</text:p>
      <text:p text:style-name="P2">Testing Accuracy = 0.804742</text:p>
      <text:p text:style-name="P2"/>
      <text:p text:style-name="P2">During the 100-th epoch:</text:p>
      <text:p text:style-name="P2">Training Accuracy = 0.871764</text:p>
      <text:p text:style-name="P2">Validation Accuracy = 0.786147</text:p>
      <text:p text:style-name="P2">Testing Accuracy = 0.786344</text:p>
      <text:p text:style-name="P2"/>
      <text:p text:style-name="P2">During the 200-th epoch:</text:p>
      <text:p text:style-name="P2">Training Accuracy = 0.916807</text:p>
      <text:p text:style-name="P2">Validation Accuracy = 0.7676</text:p>
      <text:p text:style-name="P2">Testing Accuracy = 0.765956</text:p>
      <text:p text:style-name="P2"/>
      <text:p text:style-name="P2">During the 300-th epoch:</text:p>
      <text:p text:style-name="P2">Training Accuracy = 0.878873</text:p>
      <text:p text:style-name="P2">Validation Accuracy = 0.73997</text:p>
      <text:p text:style-name="P2">Testing Accuracy = 0.737127</text:p>
      <text:p text:style-name="P2"/>
      <text:p text:style-name="P2">During the 500-th epoch:</text:p>
      <text:p text:style-name="P2">Training Accuracy = 0.957263</text:p>
      <text:p text:style-name="P2">Validation Accuracy = 0.76003</text:p>
      <text:p text:style-name="P2">Testing Accuracy = 0.756567</text:p>
      <text:p text:style-name="P2"/>
      <text:p text:style-name="P2">During the 700-th epoch:</text:p>
      <text:p text:style-name="P2">Training Accuracy = 0.981277</text:p>
      <text:p text:style-name="P2">Validation Accuracy = 0.759652</text:p>
      <text:p text:style-name="P2">Testing Accuracy = 0.76055</text:p>
      <text:p text:style-name="P2"/>
      <text:p text:style-name="P2">During the 1000-th epoch:</text:p>
      <text:p text:style-name="P2">Training Accuracy = 0.993297</text:p>
      <text:p text:style-name="P2">Validation Accuracy = 0.743944</text:p>
      <text:p text:style-name="P2">Testing Accuracy = 0.749739</text:p>
      <text:p text:style-name="P2"/>
      <text:p text:style-name="P2"/>
      <text:p text:style-name="P2"/>
      <text:p text:style-name="P2"><text:soft-page-break/>setting up the experiment with</text:p>
      <text:p text:style-name="P2">batch size = 128, hidden nodes = 128, learning rate = 0.0001</text:p>
      <text:p text:style-name="P3">training epoch = 1000, dropout rate = <text:span text:style-name="T1">0.1</text:span>, reg_param = 0.01</text:p>
      <text:p text:style-name="P2"/>
      <text:p text:style-name="P2">During the 10-th epoch:</text:p>
      <text:p text:style-name="P2">Training Accuracy = 0.803196</text:p>
      <text:p text:style-name="P2">Validation Accuracy = 0.796366</text:p>
      <text:p text:style-name="P2">Testing Accuracy = 0.798388</text:p>
      <text:p text:style-name="P2"/>
      <text:p text:style-name="P2">During the 20-th epoch:</text:p>
      <text:p text:style-name="P2">Training Accuracy = 0.818988</text:p>
      <text:p text:style-name="P2">Validation Accuracy = 0.800908</text:p>
      <text:p text:style-name="P2">Testing Accuracy = 0.808345</text:p>
      <text:p text:style-name="P2"/>
      <text:p text:style-name="P2">During the 50-th epoch:</text:p>
      <text:p text:style-name="P2">Training Accuracy = 0.838606</text:p>
      <text:p text:style-name="P2">Validation Accuracy = 0.802044</text:p>
      <text:p text:style-name="P2">Testing Accuracy = 0.794784</text:p>
      <text:p text:style-name="P2"/>
      <text:p text:style-name="P2">During the 100-th epoch:</text:p>
      <text:p text:style-name="P2">Training Accuracy = 0.877354</text:p>
      <text:p text:style-name="P2">Validation Accuracy = 0.777252</text:p>
      <text:p text:style-name="P2">Testing Accuracy = 0.776956</text:p>
      <text:p text:style-name="P2"/>
      <text:p text:style-name="P2">During the 200-th epoch:</text:p>
      <text:p text:style-name="P2">Training Accuracy = 0.914853</text:p>
      <text:p text:style-name="P2">Validation Accuracy = 0.75246</text:p>
      <text:p text:style-name="P2">Testing Accuracy = 0.759222</text:p>
      <text:p text:style-name="P2"/>
      <text:p text:style-name="P2">During the 300-th epoch:</text:p>
      <text:p text:style-name="P2">Training Accuracy = 0.940277</text:p>
      <text:p text:style-name="P2">Validation Accuracy = 0.757949</text:p>
      <text:p text:style-name="P2">Testing Accuracy = 0.760835</text:p>
      <text:p text:style-name="P2"/>
      <text:p text:style-name="P2">During the 500-th epoch:</text:p>
      <text:p text:style-name="P2">Training Accuracy = 0.967357</text:p>
      <text:p text:style-name="P2">Validation Accuracy = 0.758895</text:p>
      <text:p text:style-name="P2">Testing Accuracy = 0.7578</text:p>
      <text:p text:style-name="P2"/>
      <text:p text:style-name="P2">During the 700-th epoch:</text:p>
      <text:p text:style-name="P2">Training Accuracy = 0.972757</text:p>
      <text:p text:style-name="P2">Validation Accuracy = 0.763437</text:p>
      <text:p text:style-name="P2">Testing Accuracy = 0.763205</text:p>
      <text:p text:style-name="P2"/>
      <text:p text:style-name="P2">During the 1000-th epoch:</text:p>
      <text:p text:style-name="P2">Training Accuracy = 0.992321</text:p>
      <text:p text:style-name="P2">Validation Accuracy = 0.759652</text:p>
      <text:p text:style-name="P2">Testing Accuracy = 0.754291</text:p>
      <text:p text:style-name="P2"/>
      <text:p text:style-name="P2"/>
      <text:p text:style-name="P2"/>
      <text:p text:style-name="P2"><text:soft-page-break/>setting up the experiment with</text:p>
      <text:p text:style-name="P2">batch size = 128, hidden nodes = 128, learning rate = 0.0001</text:p>
      <text:p text:style-name="P3">training epoch = 1000, dropout rate = <text:span text:style-name="T1">0.1</text:span>, reg_param = 0.001</text:p>
      <text:p text:style-name="P2"/>
      <text:p text:style-name="P2">During the 10-th epoch:</text:p>
      <text:p text:style-name="P2">Training Accuracy = 0.806669</text:p>
      <text:p text:style-name="P2">Validation Accuracy = 0.801476</text:p>
      <text:p text:style-name="P2">Testing Accuracy = 0.798009</text:p>
      <text:p text:style-name="P2"/>
      <text:p text:style-name="P2">During the 20-th epoch:</text:p>
      <text:p text:style-name="P2">Training Accuracy = 0.819748</text:p>
      <text:p text:style-name="P2">Validation Accuracy = 0.80545</text:p>
      <text:p text:style-name="P2">Testing Accuracy = 0.809199</text:p>
      <text:p text:style-name="P2"/>
      <text:p text:style-name="P2">During the 50-th epoch:</text:p>
      <text:p text:style-name="P2">Training Accuracy = 0.838335</text:p>
      <text:p text:style-name="P2">Validation Accuracy = 0.801855</text:p>
      <text:p text:style-name="P2">Testing Accuracy = 0.799621</text:p>
      <text:p text:style-name="P2"/>
      <text:p text:style-name="P2">During the 100-th epoch:</text:p>
      <text:p text:style-name="P2">Training Accuracy = 0.854561</text:p>
      <text:p text:style-name="P2">Validation Accuracy = 0.773846</text:p>
      <text:p text:style-name="P2">Testing Accuracy = 0.772689</text:p>
      <text:p text:style-name="P2"/>
      <text:p text:style-name="P2">During the 200-th epoch:</text:p>
      <text:p text:style-name="P2">Training Accuracy = 0.904433</text:p>
      <text:p text:style-name="P2">Validation Accuracy = 0.764762</text:p>
      <text:p text:style-name="P2">Testing Accuracy = 0.769085</text:p>
      <text:p text:style-name="P2"/>
      <text:p text:style-name="P2">During the 300-th epoch:</text:p>
      <text:p text:style-name="P2">Training Accuracy = 0.92066</text:p>
      <text:p text:style-name="P2">Validation Accuracy = 0.755678</text:p>
      <text:p text:style-name="P2">Testing Accuracy = 0.762921</text:p>
      <text:p text:style-name="P2"/>
      <text:p text:style-name="P2">During the 500-th epoch:</text:p>
      <text:p text:style-name="P2">Training Accuracy = 0.952488</text:p>
      <text:p text:style-name="P2">Validation Accuracy = 0.763437</text:p>
      <text:p text:style-name="P2">Testing Accuracy = 0.768706</text:p>
      <text:p text:style-name="P2"/>
      <text:p text:style-name="P2">During the 700-th epoch:</text:p>
      <text:p text:style-name="P2">Training Accuracy = 0.970125</text:p>
      <text:p text:style-name="P2">Validation Accuracy = 0.750946</text:p>
      <text:p text:style-name="P2">Testing Accuracy = 0.761214</text:p>
      <text:p text:style-name="P2"/>
      <text:p text:style-name="P2">During the 1000-th epoch:</text:p>
      <text:p text:style-name="P2">Training Accuracy = 0.986134</text:p>
      <text:p text:style-name="P2">Validation Accuracy = 0.753596</text:p>
      <text:p text:style-name="P2">Testing Accuracy = 0.761973</text:p>
      <text:p text:style-name="P2"/>
      <text:p text:style-name="P2"/>
      <text:p text:style-name="P2"/>
      <text:p text:style-name="P2"><text:soft-page-break/>setting up the experiment with</text:p>
      <text:p text:style-name="P2">batch size = 128, hidden nodes = 128, learning rate = 0.0001</text:p>
      <text:p text:style-name="P2">training epoch = 1000, dropout rate = <text:span text:style-name="T1">0.2</text:span>, reg_param = 0.1</text:p>
      <text:p text:style-name="P2"/>
      <text:p text:style-name="P2">During the 10-th epoch:</text:p>
      <text:p text:style-name="P2">Training Accuracy = 0.800673</text:p>
      <text:p text:style-name="P2">Validation Accuracy = 0.797502</text:p>
      <text:p text:style-name="P2">Testing Accuracy = 0.797155</text:p>
      <text:p text:style-name="P2"/>
      <text:p text:style-name="P2">During the 20-th epoch:</text:p>
      <text:p text:style-name="P2">Training Accuracy = 0.818228</text:p>
      <text:p text:style-name="P2">Validation Accuracy = 0.805261</text:p>
      <text:p text:style-name="P2">Testing Accuracy = 0.809009</text:p>
      <text:p text:style-name="P2"/>
      <text:p text:style-name="P2">During the 50-th epoch:</text:p>
      <text:p text:style-name="P2">Training Accuracy = 0.840723</text:p>
      <text:p text:style-name="P2">Validation Accuracy = 0.799394</text:p>
      <text:p text:style-name="P2">Testing Accuracy = 0.801422</text:p>
      <text:p text:style-name="P2"/>
      <text:p text:style-name="P2">During the 100-th epoch:</text:p>
      <text:p text:style-name="P2">Training Accuracy = 0.866174</text:p>
      <text:p text:style-name="P2">Validation Accuracy = 0.77025</text:p>
      <text:p text:style-name="P2">Testing Accuracy = 0.772689</text:p>
      <text:p text:style-name="P2"/>
      <text:p text:style-name="P2">During the 200-th epoch:</text:p>
      <text:p text:style-name="P2">Training Accuracy = 0.9091</text:p>
      <text:p text:style-name="P2">Validation Accuracy = 0.761166</text:p>
      <text:p text:style-name="P2">Testing Accuracy = 0.753533</text:p>
      <text:p text:style-name="P2"/>
      <text:p text:style-name="P2">During the 300-th epoch:</text:p>
      <text:p text:style-name="P2">Training Accuracy = 0.936777</text:p>
      <text:p text:style-name="P2">Validation Accuracy = 0.763437</text:p>
      <text:p text:style-name="P2">Testing Accuracy = 0.756662</text:p>
      <text:p text:style-name="P2"/>
      <text:p text:style-name="P2">During the 500-th epoch:</text:p>
      <text:p text:style-name="P2">Training Accuracy = 0.969148</text:p>
      <text:p text:style-name="P2">Validation Accuracy = 0.753028</text:p>
      <text:p text:style-name="P2">Testing Accuracy = 0.756283</text:p>
      <text:p text:style-name="P2"/>
      <text:p text:style-name="P2">During the 700-th epoch:</text:p>
      <text:p text:style-name="P2">Training Accuracy = 0.979269</text:p>
      <text:p text:style-name="P2">Validation Accuracy = 0.767033</text:p>
      <text:p text:style-name="P2">Testing Accuracy = 0.766145</text:p>
      <text:p text:style-name="P2"/>
      <text:p text:style-name="P2">During the 1000-th epoch:</text:p>
      <text:p text:style-name="P2">Training Accuracy = 0.990286</text:p>
      <text:p text:style-name="P2">Validation Accuracy = 0.747918</text:p>
      <text:p text:style-name="P2">Testing Accuracy = 0.758938</text:p>
      <text:p text:style-name="P2"/>
      <text:p text:style-name="P2"/>
      <text:p text:style-name="P2"/>
      <text:p text:style-name="P2"><text:soft-page-break/>setting up the experiment with</text:p>
      <text:p text:style-name="P2">batch size = 128, hidden nodes = 128, learning rate = 0.0001</text:p>
      <text:p text:style-name="P3">training epoch = 1000, dropout rate = <text:span text:style-name="T1">0.2</text:span>, reg_param = 0.01</text:p>
      <text:p text:style-name="P2"/>
      <text:p text:style-name="P2">During the 10-th epoch:</text:p>
      <text:p text:style-name="P2">Training Accuracy = 0.800808</text:p>
      <text:p text:style-name="P2">Validation Accuracy = 0.794852</text:p>
      <text:p text:style-name="P2">Testing Accuracy = 0.795638</text:p>
      <text:p text:style-name="P2"/>
      <text:p text:style-name="P2">During the 20-th epoch:</text:p>
      <text:p text:style-name="P2">Training Accuracy = 0.820128</text:p>
      <text:p text:style-name="P2">Validation Accuracy = 0.803179</text:p>
      <text:p text:style-name="P2">Testing Accuracy = 0.807681</text:p>
      <text:p text:style-name="P2"/>
      <text:p text:style-name="P2">During the 50-th epoch:</text:p>
      <text:p text:style-name="P2">Training Accuracy = 0.844738</text:p>
      <text:p text:style-name="P2">Validation Accuracy = 0.801855</text:p>
      <text:p text:style-name="P2">Testing Accuracy = 0.804078</text:p>
      <text:p text:style-name="P2"/>
      <text:p text:style-name="P2">During the 100-th epoch:</text:p>
      <text:p text:style-name="P2">Training Accuracy = 0.868399</text:p>
      <text:p text:style-name="P2">Validation Accuracy = 0.774981</text:p>
      <text:p text:style-name="P2">Testing Accuracy = 0.778284</text:p>
      <text:p text:style-name="P2"/>
      <text:p text:style-name="P2">During the 200-th epoch:</text:p>
      <text:p text:style-name="P2">Training Accuracy = 0.909236</text:p>
      <text:p text:style-name="P2">Validation Accuracy = 0.760787</text:p>
      <text:p text:style-name="P2">Testing Accuracy = 0.760076</text:p>
      <text:p text:style-name="P2"/>
      <text:p text:style-name="P2">During the 300-th epoch:</text:p>
      <text:p text:style-name="P2">Training Accuracy = 0.91781</text:p>
      <text:p text:style-name="P2">Validation Accuracy = 0.753596</text:p>
      <text:p text:style-name="P2">Testing Accuracy = 0.747179</text:p>
      <text:p text:style-name="P2"/>
      <text:p text:style-name="P2">During the 500-th epoch:</text:p>
      <text:p text:style-name="P2">Training Accuracy = 0.957589</text:p>
      <text:p text:style-name="P2">Validation Accuracy = 0.760787</text:p>
      <text:p text:style-name="P2">Testing Accuracy = 0.760076</text:p>
      <text:p text:style-name="P2"/>
      <text:p text:style-name="P2">During the 700-th epoch:</text:p>
      <text:p text:style-name="P2">Training Accuracy = 0.973815</text:p>
      <text:p text:style-name="P2">Validation Accuracy = 0.750378</text:p>
      <text:p text:style-name="P2">Testing Accuracy = 0.756757</text:p>
      <text:p text:style-name="P2"/>
      <text:p text:style-name="P2">During the 1000-th epoch:</text:p>
      <text:p text:style-name="P2">Training Accuracy = 0.985429</text:p>
      <text:p text:style-name="P2">Validation Accuracy = 0.749811</text:p>
      <text:p text:style-name="P2">Testing Accuracy = 0.753817</text:p>
      <text:p text:style-name="P2"/>
      <text:p text:style-name="P2"/>
      <text:p text:style-name="P2"/>
      <text:p text:style-name="P2"><text:soft-page-break/>setting up the experiment with</text:p>
      <text:p text:style-name="P2">batch size = 128, hidden nodes = 128, learning rate = 0.0001</text:p>
      <text:p text:style-name="P3">training epoch = 1000, dropout rate = <text:span text:style-name="T1">0.2</text:span>, reg_param = 0.001</text:p>
      <text:p text:style-name="P2"/>
      <text:p text:style-name="P2">During the 10-th epoch:</text:p>
      <text:p text:style-name="P2">Training Accuracy = 0.803413</text:p>
      <text:p text:style-name="P2">Validation Accuracy = 0.802422</text:p>
      <text:p text:style-name="P2">Testing Accuracy = 0.797345</text:p>
      <text:p text:style-name="P2"/>
      <text:p text:style-name="P2">During the 20-th epoch:</text:p>
      <text:p text:style-name="P2">Training Accuracy = 0.818228</text:p>
      <text:p text:style-name="P2">Validation Accuracy = 0.799773</text:p>
      <text:p text:style-name="P2">Testing Accuracy = 0.802181</text:p>
      <text:p text:style-name="P2"/>
      <text:p text:style-name="P2">During the 50-th epoch:</text:p>
      <text:p text:style-name="P2">Training Accuracy = 0.843762</text:p>
      <text:p text:style-name="P2">Validation Accuracy = 0.794852</text:p>
      <text:p text:style-name="P2">Testing Accuracy = 0.798388</text:p>
      <text:p text:style-name="P2"/>
      <text:p text:style-name="P2">During the 100-th epoch:</text:p>
      <text:p text:style-name="P2">Training Accuracy = 0.846366</text:p>
      <text:p text:style-name="P2">Validation Accuracy = 0.763815</text:p>
      <text:p text:style-name="P2">Testing Accuracy = 0.761688</text:p>
      <text:p text:style-name="P2"/>
      <text:p text:style-name="P2">During the 200-th epoch:</text:p>
      <text:p text:style-name="P2">Training Accuracy = 0.903538</text:p>
      <text:p text:style-name="P2">Validation Accuracy = 0.763058</text:p>
      <text:p text:style-name="P2">Testing Accuracy = 0.762447</text:p>
      <text:p text:style-name="P2"/>
      <text:p text:style-name="P2">During the 300-th epoch:</text:p>
      <text:p text:style-name="P2">Training Accuracy = 0.944022</text:p>
      <text:p text:style-name="P2">Validation Accuracy = 0.764194</text:p>
      <text:p text:style-name="P2">Testing Accuracy = 0.77174</text:p>
      <text:p text:style-name="P2"/>
      <text:p text:style-name="P2">During the 500-th epoch:</text:p>
      <text:p text:style-name="P2">Training Accuracy = 0.96231</text:p>
      <text:p text:style-name="P2">Validation Accuracy = 0.753028</text:p>
      <text:p text:style-name="P2">Testing Accuracy = 0.763111</text:p>
      <text:p text:style-name="P2"/>
      <text:p text:style-name="P2">During the 700-th epoch:</text:p>
      <text:p text:style-name="P2">Training Accuracy = 0.970613</text:p>
      <text:p text:style-name="P2">Validation Accuracy = 0.756245</text:p>
      <text:p text:style-name="P2">Testing Accuracy = 0.760171</text:p>
      <text:p text:style-name="P2"/>
      <text:p text:style-name="P2">During the 1000-th epoch:</text:p>
      <text:p text:style-name="P2">Training Accuracy = 0.991208</text:p>
      <text:p text:style-name="P2">Validation Accuracy = 0.751325</text:p>
      <text:p text:style-name="P2">Testing Accuracy = 0.760076</text:p>
      <text:p text:style-name="P2"/>
      <text:p text:style-name="P2"/>
      <text:p text:style-name="P2"/>
      <text:p text:style-name="P2"><text:soft-page-break/>setting up the experiment with</text:p>
      <text:p text:style-name="P2">batch size = 128, hidden nodes = 128, learning rate = 0.0001</text:p>
      <text:p text:style-name="P2">training epoch = 1000, dropout rate = 0.3, reg_param = 0.1</text:p>
      <text:p text:style-name="P2"/>
      <text:p text:style-name="P2">During the 10-th epoch:</text:p>
      <text:p text:style-name="P2">Training Accuracy = 0.803956</text:p>
      <text:p text:style-name="P2">Validation Accuracy = 0.794474</text:p>
      <text:p text:style-name="P2">Testing Accuracy = 0.799526</text:p>
      <text:p text:style-name="P2"/>
      <text:p text:style-name="P2">During the 20-th epoch:</text:p>
      <text:p text:style-name="P2">Training Accuracy = 0.819368</text:p>
      <text:p text:style-name="P2">Validation Accuracy = 0.800151</text:p>
      <text:p text:style-name="P2">Testing Accuracy = 0.808156</text:p>
      <text:p text:style-name="P2"/>
      <text:p text:style-name="P2">During the 50-th epoch:</text:p>
      <text:p text:style-name="P2">Training Accuracy = 0.843138</text:p>
      <text:p text:style-name="P2">Validation Accuracy = 0.800719</text:p>
      <text:p text:style-name="P2">Testing Accuracy = 0.803035</text:p>
      <text:p text:style-name="P2"/>
      <text:p text:style-name="P2">During the 100-th epoch:</text:p>
      <text:p text:style-name="P2">Training Accuracy = 0.872686</text:p>
      <text:p text:style-name="P2">Validation Accuracy = 0.773278</text:p>
      <text:p text:style-name="P2">Testing Accuracy = 0.775723</text:p>
      <text:p text:style-name="P2"/>
      <text:p text:style-name="P2">During the 200-th epoch:</text:p>
      <text:p text:style-name="P2">Training Accuracy = 0.920822</text:p>
      <text:p text:style-name="P2">Validation Accuracy = 0.766276</text:p>
      <text:p text:style-name="P2">Testing Accuracy = 0.762352</text:p>
      <text:p text:style-name="P2"/>
      <text:p text:style-name="P2">During the 300-th epoch:</text:p>
      <text:p text:style-name="P2">Training Accuracy = 0.890188</text:p>
      <text:p text:style-name="P2">Validation Accuracy = 0.745647</text:p>
      <text:p text:style-name="P2">Testing Accuracy = 0.742342</text:p>
      <text:p text:style-name="P2"/>
      <text:p text:style-name="P2">During the 500-th epoch:</text:p>
      <text:p text:style-name="P2">Training Accuracy = 0.964644</text:p>
      <text:p text:style-name="P2">Validation Accuracy = 0.766654</text:p>
      <text:p text:style-name="P2">Testing Accuracy = 0.770887</text:p>
      <text:p text:style-name="P2"/>
      <text:p text:style-name="P2">During the 700-th epoch:</text:p>
      <text:p text:style-name="P2">Training Accuracy = 0.980083</text:p>
      <text:p text:style-name="P2">Validation Accuracy = 0.763247</text:p>
      <text:p text:style-name="P2">Testing Accuracy = 0.764438</text:p>
      <text:p text:style-name="P2"/>
      <text:p text:style-name="P2">During the 1000-th epoch:</text:p>
      <text:p text:style-name="P2">Training Accuracy = 0.987844</text:p>
      <text:p text:style-name="P2">Validation Accuracy = 0.75757</text:p>
      <text:p text:style-name="P2">Testing Accuracy = 0.757705</text:p>
      <text:p text:style-name="P2"/>
      <text:p text:style-name="P2"/>
      <text:p text:style-name="P2"/>
      <text:p text:style-name="P2"><text:soft-page-break/>setting up the experiment with</text:p>
      <text:p text:style-name="P2">batch size = 128, hidden nodes = 128, learning rate = 0.0001</text:p>
      <text:p text:style-name="P2">training epoch = 1000, dropout rate = 0.3, reg_param = 0.01</text:p>
      <text:p text:style-name="P2"/>
      <text:p text:style-name="P2">During the 10-th epoch:</text:p>
      <text:p text:style-name="P2">Training Accuracy = 0.801053</text:p>
      <text:p text:style-name="P2">Validation Accuracy = 0.794285</text:p>
      <text:p text:style-name="P2">Testing Accuracy = 0.796207</text:p>
      <text:p text:style-name="P2"/>
      <text:p text:style-name="P2">During the 20-th epoch:</text:p>
      <text:p text:style-name="P2">Training Accuracy = 0.819694</text:p>
      <text:p text:style-name="P2">Validation Accuracy = 0.801476</text:p>
      <text:p text:style-name="P2">Testing Accuracy = 0.808345</text:p>
      <text:p text:style-name="P2"/>
      <text:p text:style-name="P2">During the 50-th epoch:</text:p>
      <text:p text:style-name="P2">Training Accuracy = 0.843734</text:p>
      <text:p text:style-name="P2">Validation Accuracy = 0.801098</text:p>
      <text:p text:style-name="P2">Testing Accuracy = 0.805121</text:p>
      <text:p text:style-name="P2"/>
      <text:p text:style-name="P2">During the 100-th epoch:</text:p>
      <text:p text:style-name="P2">Training Accuracy = 0.870841</text:p>
      <text:p text:style-name="P2">Validation Accuracy = 0.783497</text:p>
      <text:p text:style-name="P2">Testing Accuracy = 0.784922</text:p>
      <text:p text:style-name="P2"/>
      <text:p text:style-name="P2">During the 200-th epoch:</text:p>
      <text:p text:style-name="P2">Training Accuracy = 0.90598</text:p>
      <text:p text:style-name="P2">Validation Accuracy = 0.766086</text:p>
      <text:p text:style-name="P2">Testing Accuracy = 0.76643</text:p>
      <text:p text:style-name="P2"/>
      <text:p text:style-name="P2">During the 300-th epoch:</text:p>
      <text:p text:style-name="P2">Training Accuracy = 0.919113</text:p>
      <text:p text:style-name="P2">Validation Accuracy = 0.754164</text:p>
      <text:p text:style-name="P2">Testing Accuracy = 0.754291</text:p>
      <text:p text:style-name="P2"/>
      <text:p text:style-name="P2">During the 500-th epoch:</text:p>
      <text:p text:style-name="P2">Training Accuracy = 0.950914</text:p>
      <text:p text:style-name="P2">Validation Accuracy = 0.749243</text:p>
      <text:p text:style-name="P2">Testing Accuracy = 0.752964</text:p>
      <text:p text:style-name="P2"/>
      <text:p text:style-name="P2">During the 700-th epoch:</text:p>
      <text:p text:style-name="P2">Training Accuracy = 0.968117</text:p>
      <text:p text:style-name="P2">Validation Accuracy = 0.766276</text:p>
      <text:p text:style-name="P2">Testing Accuracy = 0.761214</text:p>
      <text:p text:style-name="P2"/>
      <text:p text:style-name="P2">During the 1000-th epoch:</text:p>
      <text:p text:style-name="P2">Training Accuracy = 0.983991</text:p>
      <text:p text:style-name="P2">Validation Accuracy = 0.760598</text:p>
      <text:p text:style-name="P2">Testing Accuracy = 0.762636</text:p>
      <text:p text:style-name="P2"/>
      <text:p text:style-name="P2"/>
      <text:p text:style-name="P2"/>
      <text:p text:style-name="P2"><text:soft-page-break/>setting up the experiment with</text:p>
      <text:p text:style-name="P2">batch size = 128, hidden nodes = 128, learning rate = 0.0001</text:p>
      <text:p text:style-name="P2">training epoch = 1000, dropout rate = 0.3, reg_param = 0.001</text:p>
      <text:p text:style-name="P2"/>
      <text:p text:style-name="P2">During the 10-th epoch:</text:p>
      <text:p text:style-name="P2">Training Accuracy = 0.805285</text:p>
      <text:p text:style-name="P2">Validation Accuracy = 0.799016</text:p>
      <text:p text:style-name="P2">Testing Accuracy = 0.802466</text:p>
      <text:p text:style-name="P2"/>
      <text:p text:style-name="P2">During the 20-th epoch:</text:p>
      <text:p text:style-name="P2">Training Accuracy = 0.816953</text:p>
      <text:p text:style-name="P2">Validation Accuracy = 0.799773</text:p>
      <text:p text:style-name="P2">Testing Accuracy = 0.809199</text:p>
      <text:p text:style-name="P2"/>
      <text:p text:style-name="P2">During the 50-th epoch:</text:p>
      <text:p text:style-name="P2">Training Accuracy = 0.840126</text:p>
      <text:p text:style-name="P2">Validation Accuracy = 0.805261</text:p>
      <text:p text:style-name="P2">Testing Accuracy = 0.799716</text:p>
      <text:p text:style-name="P2"/>
      <text:p text:style-name="P2">During the 100-th epoch:</text:p>
      <text:p text:style-name="P2">Training Accuracy = 0.868752</text:p>
      <text:p text:style-name="P2">Validation Accuracy = 0.776117</text:p>
      <text:p text:style-name="P2">Testing Accuracy = 0.774965</text:p>
      <text:p text:style-name="P2"/>
      <text:p text:style-name="P2">During the 200-th epoch:</text:p>
      <text:p text:style-name="P2">Training Accuracy = 0.899821</text:p>
      <text:p text:style-name="P2">Validation Accuracy = 0.761166</text:p>
      <text:p text:style-name="P2">Testing Accuracy = 0.759981</text:p>
      <text:p text:style-name="P2"/>
      <text:p text:style-name="P2">During the 300-th epoch:</text:p>
      <text:p text:style-name="P2">Training Accuracy = 0.927389</text:p>
      <text:p text:style-name="P2">Validation Accuracy = 0.766276</text:p>
      <text:p text:style-name="P2">Testing Accuracy = 0.77212</text:p>
      <text:p text:style-name="P2"/>
      <text:p text:style-name="P2">During the 500-th epoch:</text:p>
      <text:p text:style-name="P2">Training Accuracy = 0.961388</text:p>
      <text:p text:style-name="P2">Validation Accuracy = 0.757191</text:p>
      <text:p text:style-name="P2">Testing Accuracy = 0.754007</text:p>
      <text:p text:style-name="P2"/>
      <text:p text:style-name="P2">During the 700-th epoch:</text:p>
      <text:p text:style-name="P2">Training Accuracy = 0.972486</text:p>
      <text:p text:style-name="P2">Validation Accuracy = 0.756245</text:p>
      <text:p text:style-name="P2">Testing Accuracy = 0.759981</text:p>
      <text:p text:style-name="P2"/>
      <text:p text:style-name="P2">During the 1000-th epoch:</text:p>
      <text:p text:style-name="P2">Training Accuracy = 0.986921</text:p>
      <text:p text:style-name="P2">Validation Accuracy = 0.759084</text:p>
      <text:p text:style-name="P2">Testing Accuracy = 0.760455</text:p>
      <text:p text:style-name="P2"/>
      <text:p text:style-name="P2"/>
      <text:p text:style-name="P2"/>
      <text:p text:style-name="P2"><text:soft-page-break/>setting up the experiment with</text:p>
      <text:p text:style-name="P2">batch size = 128, hidden nodes = 128, learning rate = 0.0001</text:p>
      <text:p text:style-name="P2">training epoch = 1000, dropout rate = 0.4, reg_param = 0.1</text:p>
      <text:p text:style-name="P2"/>
      <text:p text:style-name="P2">During the 10-th epoch:</text:p>
      <text:p text:style-name="P2">Training Accuracy = 0.803088</text:p>
      <text:p text:style-name="P2">Validation Accuracy = 0.797691</text:p>
      <text:p text:style-name="P2">Testing Accuracy = 0.800474</text:p>
      <text:p text:style-name="P2"/>
      <text:p text:style-name="P2">During the 20-th epoch:</text:p>
      <text:p text:style-name="P2">Training Accuracy = 0.818554</text:p>
      <text:p text:style-name="P2">Validation Accuracy = 0.800719</text:p>
      <text:p text:style-name="P2">Testing Accuracy = 0.805405</text:p>
      <text:p text:style-name="P2"/>
      <text:p text:style-name="P2">During the 50-th epoch:</text:p>
      <text:p text:style-name="P2">Training Accuracy = 0.841998</text:p>
      <text:p text:style-name="P2">Validation Accuracy = 0.802612</text:p>
      <text:p text:style-name="P2">Testing Accuracy = 0.799716</text:p>
      <text:p text:style-name="P2"/>
      <text:p text:style-name="P2">During the 100-th epoch:</text:p>
      <text:p text:style-name="P2">Training Accuracy = 0.876594</text:p>
      <text:p text:style-name="P2">Validation Accuracy = 0.784254</text:p>
      <text:p text:style-name="P2">Testing Accuracy = 0.787103</text:p>
      <text:p text:style-name="P2"/>
      <text:p text:style-name="P2">During the 200-th epoch:</text:p>
      <text:p text:style-name="P2">Training Accuracy = 0.910728</text:p>
      <text:p text:style-name="P2">Validation Accuracy = 0.76003</text:p>
      <text:p text:style-name="P2">Testing Accuracy = 0.76349</text:p>
      <text:p text:style-name="P2"/>
      <text:p text:style-name="P2">During the 300-th epoch:</text:p>
      <text:p text:style-name="P2">Training Accuracy = 0.942068</text:p>
      <text:p text:style-name="P2">Validation Accuracy = 0.768168</text:p>
      <text:p text:style-name="P2">Testing Accuracy = 0.765007</text:p>
      <text:p text:style-name="P2"/>
      <text:p text:style-name="P2">During the 500-th epoch:</text:p>
      <text:p text:style-name="P2">Training Accuracy = 0.968714</text:p>
      <text:p text:style-name="P2">Validation Accuracy = 0.760976</text:p>
      <text:p text:style-name="P2">Testing Accuracy = 0.768042</text:p>
      <text:p text:style-name="P2"/>
      <text:p text:style-name="P2">During the 700-th epoch:</text:p>
      <text:p text:style-name="P2">Training Accuracy = 0.9768</text:p>
      <text:p text:style-name="P2">Validation Accuracy = 0.75246</text:p>
      <text:p text:style-name="P2">Testing Accuracy = 0.756662</text:p>
      <text:p text:style-name="P2"/>
      <text:p text:style-name="P2">During the 1000-th epoch:</text:p>
      <text:p text:style-name="P2">Training Accuracy = 0.995712</text:p>
      <text:p text:style-name="P2">Validation Accuracy = 0.759841</text:p>
      <text:p text:style-name="P2">Testing Accuracy = 0.755524</text:p>
      <text:p text:style-name="P2"/>
      <text:p text:style-name="P2"/>
      <text:p text:style-name="P2"/>
      <text:p text:style-name="P2"><text:soft-page-break/>setting up the experiment with</text:p>
      <text:p text:style-name="P2">batch size = 128, hidden nodes = 128, learning rate = 0.0001</text:p>
      <text:p text:style-name="P2">training epoch = 1000, dropout rate = 0.4, reg_param = 0.01</text:p>
      <text:p text:style-name="P2"/>
      <text:p text:style-name="P2">During the 10-th epoch:</text:p>
      <text:p text:style-name="P2">Training Accuracy = 0.802056</text:p>
      <text:p text:style-name="P2">Validation Accuracy = 0.794474</text:p>
      <text:p text:style-name="P2">Testing Accuracy = 0.797629</text:p>
      <text:p text:style-name="P2"/>
      <text:p text:style-name="P2">During the 20-th epoch:</text:p>
      <text:p text:style-name="P2">Training Accuracy = 0.816926</text:p>
      <text:p text:style-name="P2">Validation Accuracy = 0.803369</text:p>
      <text:p text:style-name="P2">Testing Accuracy = 0.80569</text:p>
      <text:p text:style-name="P2"/>
      <text:p text:style-name="P2">During the 50-th epoch:</text:p>
      <text:p text:style-name="P2">Training Accuracy = 0.839583</text:p>
      <text:p text:style-name="P2">Validation Accuracy = 0.80299</text:p>
      <text:p text:style-name="P2">Testing Accuracy = 0.796586</text:p>
      <text:p text:style-name="P2"/>
      <text:p text:style-name="P2">During the 100-th epoch:</text:p>
      <text:p text:style-name="P2">Training Accuracy = 0.86981</text:p>
      <text:p text:style-name="P2">Validation Accuracy = 0.78293</text:p>
      <text:p text:style-name="P2">Testing Accuracy = 0.778284</text:p>
      <text:p text:style-name="P2"/>
      <text:p text:style-name="P2">During the 200-th epoch:</text:p>
      <text:p text:style-name="P2">Training Accuracy = 0.907825</text:p>
      <text:p text:style-name="P2">Validation Accuracy = 0.773278</text:p>
      <text:p text:style-name="P2">Testing Accuracy = 0.772499</text:p>
      <text:p text:style-name="P2"/>
      <text:p text:style-name="P2">During the 300-th epoch:</text:p>
      <text:p text:style-name="P2">Training Accuracy = 0.904162</text:p>
      <text:p text:style-name="P2">Validation Accuracy = 0.750189</text:p>
      <text:p text:style-name="P2">Testing Accuracy = 0.751257</text:p>
      <text:p text:style-name="P2"/>
      <text:p text:style-name="P2">During the 500-th epoch:</text:p>
      <text:p text:style-name="P2">Training Accuracy = 0.962582</text:p>
      <text:p text:style-name="P2">Validation Accuracy = 0.764762</text:p>
      <text:p text:style-name="P2">Testing Accuracy = 0.759222</text:p>
      <text:p text:style-name="P2"/>
      <text:p text:style-name="P2">During the 700-th epoch:</text:p>
      <text:p text:style-name="P2">Training Accuracy = 0.963911</text:p>
      <text:p text:style-name="P2">Validation Accuracy = 0.764572</text:p>
      <text:p text:style-name="P2">Testing Accuracy = 0.760835</text:p>
      <text:p text:style-name="P2"/>
      <text:p text:style-name="P2">During the 1000-th epoch:</text:p>
      <text:p text:style-name="P2">Training Accuracy = 0.981277</text:p>
      <text:p text:style-name="P2">Validation Accuracy = 0.766465</text:p>
      <text:p text:style-name="P2">Testing Accuracy = 0.765671</text:p>
      <text:p text:style-name="P2"/>
      <text:p text:style-name="P2"/>
      <text:p text:style-name="P2"/>
      <text:p text:style-name="P2"><text:soft-page-break/>setting up the experiment with</text:p>
      <text:p text:style-name="P2">batch size = 128, hidden nodes = 128, learning rate = 0.0001</text:p>
      <text:p text:style-name="P2">training epoch = 1000, dropout rate = 0.4, reg_param = 0.001</text:p>
      <text:p text:style-name="P2"/>
      <text:p text:style-name="P2">During the 10-th epoch:</text:p>
      <text:p text:style-name="P2">Training Accuracy = 0.801215</text:p>
      <text:p text:style-name="P2">Validation Accuracy = 0.795231</text:p>
      <text:p text:style-name="P2">Testing Accuracy = 0.79725</text:p>
      <text:p text:style-name="P2"/>
      <text:p text:style-name="P2">During the 20-th epoch:</text:p>
      <text:p text:style-name="P2">Training Accuracy = 0.81831</text:p>
      <text:p text:style-name="P2">Validation Accuracy = 0.799205</text:p>
      <text:p text:style-name="P2">Testing Accuracy = 0.80825</text:p>
      <text:p text:style-name="P2"/>
      <text:p text:style-name="P2">During the 50-th epoch:</text:p>
      <text:p text:style-name="P2">Training Accuracy = 0.841211</text:p>
      <text:p text:style-name="P2">Validation Accuracy = 0.798827</text:p>
      <text:p text:style-name="P2">Testing Accuracy = 0.798198</text:p>
      <text:p text:style-name="P2"/>
      <text:p text:style-name="P2">During the 100-th epoch:</text:p>
      <text:p text:style-name="P2">Training Accuracy = 0.874884</text:p>
      <text:p text:style-name="P2">Validation Accuracy = 0.773089</text:p>
      <text:p text:style-name="P2">Testing Accuracy = 0.774585</text:p>
      <text:p text:style-name="P2"/>
      <text:p text:style-name="P2">During the 200-th epoch:</text:p>
      <text:p text:style-name="P2">Training Accuracy = 0.920632</text:p>
      <text:p text:style-name="P2">Validation Accuracy = 0.754542</text:p>
      <text:p text:style-name="P2">Testing Accuracy = 0.754955</text:p>
      <text:p text:style-name="P2"/>
      <text:p text:style-name="P2">During the 300-th epoch:</text:p>
      <text:p text:style-name="P2">Training Accuracy = 0.893281</text:p>
      <text:p text:style-name="P2">Validation Accuracy = 0.715556</text:p>
      <text:p text:style-name="P2">Testing Accuracy = 0.719298</text:p>
      <text:p text:style-name="P2"/>
      <text:p text:style-name="P2">During the 500-th epoch:</text:p>
      <text:p text:style-name="P2">Training Accuracy = 0.96828</text:p>
      <text:p text:style-name="P2">Validation Accuracy = 0.754164</text:p>
      <text:p text:style-name="P2">Testing Accuracy = 0.764343</text:p>
      <text:p text:style-name="P2"/>
      <text:p text:style-name="P2">During the 700-th epoch:</text:p>
      <text:p text:style-name="P2">Training Accuracy = 0.980219</text:p>
      <text:p text:style-name="P2">Validation Accuracy = 0.747161</text:p>
      <text:p text:style-name="P2">Testing Accuracy = 0.751731</text:p>
      <text:p text:style-name="P2"/>
      <text:p text:style-name="P2">During the 1000-th epoch:</text:p>
      <text:p text:style-name="P2">Training Accuracy = 0.984343</text:p>
      <text:p text:style-name="P2">Validation Accuracy = 0.738267</text:p>
      <text:p text:style-name="P2">Testing Accuracy = 0.746136</text:p>
      <text:p text:style-name="P2"/>
      <text:p text:style-name="P2"/>
      <text:p text:style-name="P2"/>
      <text:p text:style-name="P2"><text:soft-page-break/>setting up the experiment with</text:p>
      <text:p text:style-name="P2">batch size = 128, hidden nodes = 128, learning rate = 0.0001</text:p>
      <text:p text:style-name="P2">training epoch = 1000, dropout rate = 0.5, reg_param = 0.1</text:p>
      <text:p text:style-name="P2"/>
      <text:p text:style-name="P2">During the 10-th epoch:</text:p>
      <text:p text:style-name="P2">Training Accuracy = 0.8007</text:p>
      <text:p text:style-name="P2">Validation Accuracy = 0.792771</text:p>
      <text:p text:style-name="P2">Testing Accuracy = 0.796017</text:p>
      <text:p text:style-name="P2"/>
      <text:p text:style-name="P2">During the 20-th epoch:</text:p>
      <text:p text:style-name="P2">Training Accuracy = 0.819097</text:p>
      <text:p text:style-name="P2">Validation Accuracy = 0.80564</text:p>
      <text:p text:style-name="P2">Testing Accuracy = 0.808156</text:p>
      <text:p text:style-name="P2"/>
      <text:p text:style-name="P2">During the 50-th epoch:</text:p>
      <text:p text:style-name="P2">Training Accuracy = 0.842568</text:p>
      <text:p text:style-name="P2">Validation Accuracy = 0.804883</text:p>
      <text:p text:style-name="P2">Testing Accuracy = 0.803604</text:p>
      <text:p text:style-name="P2"/>
      <text:p text:style-name="P2">During the 100-th epoch:</text:p>
      <text:p text:style-name="P2">Training Accuracy = 0.875536</text:p>
      <text:p text:style-name="P2">Validation Accuracy = 0.777063</text:p>
      <text:p text:style-name="P2">Testing Accuracy = 0.778378</text:p>
      <text:p text:style-name="P2"/>
      <text:p text:style-name="P2">During the 200-th epoch:</text:p>
      <text:p text:style-name="P2">Training Accuracy = 0.912709</text:p>
      <text:p text:style-name="P2">Validation Accuracy = 0.765329</text:p>
      <text:p text:style-name="P2">Testing Accuracy = 0.770128</text:p>
      <text:p text:style-name="P2"/>
      <text:p text:style-name="P2">During the 300-th epoch:</text:p>
      <text:p text:style-name="P2">Training Accuracy = 0.936289</text:p>
      <text:p text:style-name="P2">Validation Accuracy = 0.757381</text:p>
      <text:p text:style-name="P2">Testing Accuracy = 0.758843</text:p>
      <text:p text:style-name="P2"/>
      <text:p text:style-name="P2">During the 500-th epoch:</text:p>
      <text:p text:style-name="P2">Training Accuracy = 0.97737</text:p>
      <text:p text:style-name="P2">Validation Accuracy = 0.765519</text:p>
      <text:p text:style-name="P2">Testing Accuracy = 0.773447</text:p>
      <text:p text:style-name="P2"/>
      <text:p text:style-name="P2">During the 700-th epoch:</text:p>
      <text:p text:style-name="P2">Training Accuracy = 0.979513</text:p>
      <text:p text:style-name="P2">Validation Accuracy = 0.76268</text:p>
      <text:p text:style-name="P2">Testing Accuracy = 0.766335</text:p>
      <text:p text:style-name="P2"/>
      <text:p text:style-name="P2">During the 1000-th epoch:</text:p>
      <text:p text:style-name="P2">Training Accuracy = 0.992538</text:p>
      <text:p text:style-name="P2">Validation Accuracy = 0.760787</text:p>
      <text:p text:style-name="P2">Testing Accuracy = 0.762542</text:p>
      <text:p text:style-name="P2"/>
      <text:p text:style-name="P2"/>
      <text:p text:style-name="P2"/>
      <text:p text:style-name="P2"><text:soft-page-break/>setting up the experiment with</text:p>
      <text:p text:style-name="P2">batch size = 128, hidden nodes = 128, learning rate = 0.0001</text:p>
      <text:p text:style-name="P2">training epoch = 1000, dropout rate = 0.5, reg_param = 0.01</text:p>
      <text:p text:style-name="P2"/>
      <text:p text:style-name="P2">During the 10-th epoch:</text:p>
      <text:p text:style-name="P2">Training Accuracy = 0.80439</text:p>
      <text:p text:style-name="P2">Validation Accuracy = 0.79542</text:p>
      <text:p text:style-name="P2">Testing Accuracy = 0.799052</text:p>
      <text:p text:style-name="P2"/>
      <text:p text:style-name="P2">During the 20-th epoch:</text:p>
      <text:p text:style-name="P2">Training Accuracy = 0.818093</text:p>
      <text:p text:style-name="P2">Validation Accuracy = 0.799773</text:p>
      <text:p text:style-name="P2">Testing Accuracy = 0.807776</text:p>
      <text:p text:style-name="P2"/>
      <text:p text:style-name="P2">During the 50-th epoch:</text:p>
      <text:p text:style-name="P2">Training Accuracy = 0.839095</text:p>
      <text:p text:style-name="P2">Validation Accuracy = 0.793717</text:p>
      <text:p text:style-name="P2">Testing Accuracy = 0.798672</text:p>
      <text:p text:style-name="P2"/>
      <text:p text:style-name="P2">During the 100-th epoch:</text:p>
      <text:p text:style-name="P2">Training Accuracy = 0.867558</text:p>
      <text:p text:style-name="P2">Validation Accuracy = 0.772521</text:p>
      <text:p text:style-name="P2">Testing Accuracy = 0.775344</text:p>
      <text:p text:style-name="P2"/>
      <text:p text:style-name="P2">During the 200-th epoch:</text:p>
      <text:p text:style-name="P2">Training Accuracy = 0.911841</text:p>
      <text:p text:style-name="P2">Validation Accuracy = 0.771385</text:p>
      <text:p text:style-name="P2">Testing Accuracy = 0.772594</text:p>
      <text:p text:style-name="P2"/>
      <text:p text:style-name="P2">During the 300-th epoch:</text:p>
      <text:p text:style-name="P2">Training Accuracy = 0.929451</text:p>
      <text:p text:style-name="P2">Validation Accuracy = 0.7676</text:p>
      <text:p text:style-name="P2">Testing Accuracy = 0.769559</text:p>
      <text:p text:style-name="P2"/>
      <text:p text:style-name="P2">During the 500-th epoch:</text:p>
      <text:p text:style-name="P2">Training Accuracy = 0.972323</text:p>
      <text:p text:style-name="P2">Validation Accuracy = 0.761734</text:p>
      <text:p text:style-name="P2">Testing Accuracy = 0.764343</text:p>
      <text:p text:style-name="P2"/>
      <text:p text:style-name="P2">During the 700-th epoch:</text:p>
      <text:p text:style-name="P2">Training Accuracy = 0.982444</text:p>
      <text:p text:style-name="P2">Validation Accuracy = 0.755299</text:p>
      <text:p text:style-name="P2">Testing Accuracy = 0.762162</text:p>
      <text:p text:style-name="P2"/>
      <text:p text:style-name="P2">During the 1000-th epoch:</text:p>
      <text:p text:style-name="P2">Training Accuracy = 0.991398</text:p>
      <text:p text:style-name="P2">Validation Accuracy = 0.748486</text:p>
      <text:p text:style-name="P2">Testing Accuracy = 0.753722</text:p>
      <text:p text:style-name="P2"/>
      <text:p text:style-name="P2"/>
      <text:p text:style-name="P2"/>
      <text:p text:style-name="P2"><text:soft-page-break/>setting up the experiment with</text:p>
      <text:p text:style-name="P2">batch size = 128, hidden nodes = 128, learning rate = 0.0001</text:p>
      <text:p text:style-name="P2">training epoch = 1000, dropout rate = 0.5, reg_param = 0.001</text:p>
      <text:p text:style-name="P2"/>
      <text:p text:style-name="P2">During the 10-th epoch:</text:p>
      <text:p text:style-name="P2">Training Accuracy = 0.802463</text:p>
      <text:p text:style-name="P2">Validation Accuracy = 0.799584</text:p>
      <text:p text:style-name="P2">Testing Accuracy = 0.796112</text:p>
      <text:p text:style-name="P2"/>
      <text:p text:style-name="P2">During the 20-th epoch:</text:p>
      <text:p text:style-name="P2">Training Accuracy = 0.816899</text:p>
      <text:p text:style-name="P2">Validation Accuracy = 0.803369</text:p>
      <text:p text:style-name="P2">Testing Accuracy = 0.807207</text:p>
      <text:p text:style-name="P2"/>
      <text:p text:style-name="P2">During the 50-th epoch:</text:p>
      <text:p text:style-name="P2">Training Accuracy = 0.841048</text:p>
      <text:p text:style-name="P2">Validation Accuracy = 0.797502</text:p>
      <text:p text:style-name="P2">Testing Accuracy = 0.80275</text:p>
      <text:p text:style-name="P2"/>
      <text:p text:style-name="P2">During the 100-th epoch:</text:p>
      <text:p text:style-name="P2">Training Accuracy = 0.864411</text:p>
      <text:p text:style-name="P2">Validation Accuracy = 0.777252</text:p>
      <text:p text:style-name="P2">Testing Accuracy = 0.776387</text:p>
      <text:p text:style-name="P2"/>
      <text:p text:style-name="P2">During the 200-th epoch:</text:p>
      <text:p text:style-name="P2">Training Accuracy = 0.912981</text:p>
      <text:p text:style-name="P2">Validation Accuracy = 0.762869</text:p>
      <text:p text:style-name="P2">Testing Accuracy = 0.761024</text:p>
      <text:p text:style-name="P2"/>
      <text:p text:style-name="P2">During the 300-th epoch:</text:p>
      <text:p text:style-name="P2">Training Accuracy = 0.932816</text:p>
      <text:p text:style-name="P2">Validation Accuracy = 0.751892</text:p>
      <text:p text:style-name="P2">Testing Accuracy = 0.753533</text:p>
      <text:p text:style-name="P2"/>
      <text:p text:style-name="P2">During the 500-th epoch:</text:p>
      <text:p text:style-name="P2">Training Accuracy = 0.967791</text:p>
      <text:p text:style-name="P2">Validation Accuracy = 0.765897</text:p>
      <text:p text:style-name="P2">Testing Accuracy = 0.7633</text:p>
      <text:p text:style-name="P2"/>
      <text:p text:style-name="P2">During the 700-th epoch:</text:p>
      <text:p text:style-name="P2">Training Accuracy = 0.980463</text:p>
      <text:p text:style-name="P2">Validation Accuracy = 0.757002</text:p>
      <text:p text:style-name="P2">Testing Accuracy = 0.759128</text:p>
      <text:p text:style-name="P2"/>
      <text:p text:style-name="P2">During the 1000-th epoch:</text:p>
      <text:p text:style-name="P2">Training Accuracy = 0.992809</text:p>
      <text:p text:style-name="P2">Validation Accuracy = 0.761923</text:p>
      <text:p text:style-name="P2">Testing Accuracy = 0.760266</text:p>
      <text:p text:style-name="P2"/>
      <text:p text:style-name="P2"/>
      <text:p text:style-name="P2"/>
      <text:p text:style-name="P2"><text:soft-page-break/>setting up the experiment with</text:p>
      <text:p text:style-name="P2">batch size = 128, hidden nodes = 128, learning rate = 0.0001</text:p>
      <text:p text:style-name="P2">training epoch = 1000, dropout rate = 0.7, reg_param = 0.1</text:p>
      <text:p text:style-name="P2"/>
      <text:p text:style-name="P2">During the 10-th epoch:</text:p>
      <text:p text:style-name="P2">Training Accuracy = 0.804309</text:p>
      <text:p text:style-name="P2">Validation Accuracy = 0.796177</text:p>
      <text:p text:style-name="P2">Testing Accuracy = 0.799147</text:p>
      <text:p text:style-name="P2"/>
      <text:p text:style-name="P2">During the 20-th epoch:</text:p>
      <text:p text:style-name="P2">Training Accuracy = 0.816356</text:p>
      <text:p text:style-name="P2">Validation Accuracy = 0.801476</text:p>
      <text:p text:style-name="P2">Testing Accuracy = 0.803604</text:p>
      <text:p text:style-name="P2"/>
      <text:p text:style-name="P2">During the 50-th epoch:</text:p>
      <text:p text:style-name="P2">Training Accuracy = 0.843626</text:p>
      <text:p text:style-name="P2">Validation Accuracy = 0.804315</text:p>
      <text:p text:style-name="P2">Testing Accuracy = 0.802181</text:p>
      <text:p text:style-name="P2"/>
      <text:p text:style-name="P2">During the 100-th epoch:</text:p>
      <text:p text:style-name="P2">Training Accuracy = 0.868725</text:p>
      <text:p text:style-name="P2">Validation Accuracy = 0.776117</text:p>
      <text:p text:style-name="P2">Testing Accuracy = 0.78293</text:p>
      <text:p text:style-name="P2"/>
      <text:p text:style-name="P2">During the 200-th epoch:</text:p>
      <text:p text:style-name="P2">Training Accuracy = 0.89613</text:p>
      <text:p text:style-name="P2">Validation Accuracy = 0.758895</text:p>
      <text:p text:style-name="P2">Testing Accuracy = 0.759222</text:p>
      <text:p text:style-name="P2"/>
      <text:p text:style-name="P2">During the 300-th epoch:</text:p>
      <text:p text:style-name="P2">Training Accuracy = 0.925408</text:p>
      <text:p text:style-name="P2">Validation Accuracy = 0.749622</text:p>
      <text:p text:style-name="P2">Testing Accuracy = 0.75192</text:p>
      <text:p text:style-name="P2"/>
      <text:p text:style-name="P2">During the 500-th epoch:</text:p>
      <text:p text:style-name="P2">Training Accuracy = 0.952542</text:p>
      <text:p text:style-name="P2">Validation Accuracy = 0.741295</text:p>
      <text:p text:style-name="P2">Testing Accuracy = 0.742627</text:p>
      <text:p text:style-name="P2"/>
      <text:p text:style-name="P2">During the 700-th epoch:</text:p>
      <text:p text:style-name="P2">Training Accuracy = 0.984208</text:p>
      <text:p text:style-name="P2">Validation Accuracy = 0.756813</text:p>
      <text:p text:style-name="P2">Testing Accuracy = 0.755619</text:p>
      <text:p text:style-name="P2"/>
      <text:p text:style-name="P2">During the 1000-th epoch:</text:p>
      <text:p text:style-name="P2">Training Accuracy = 0.986975</text:p>
      <text:p text:style-name="P2">Validation Accuracy = 0.755299</text:p>
      <text:p text:style-name="P2">Testing Accuracy = 0.756946</text:p>
      <text:p text:style-name="P2"/>
      <text:p text:style-name="P2"/>
      <text:p text:style-name="P2"/>
      <text:p text:style-name="P2"><text:soft-page-break/>setting up the experiment with</text:p>
      <text:p text:style-name="P2">batch size = 128, hidden nodes = 128, learning rate = 0.0001</text:p>
      <text:p text:style-name="P2">training epoch = 1000, dropout rate = 0.7, reg_param = 0.01</text:p>
      <text:p text:style-name="P2"/>
      <text:p text:style-name="P2">During the 10-th epoch:</text:p>
      <text:p text:style-name="P2">Training Accuracy = 0.806751</text:p>
      <text:p text:style-name="P2">Validation Accuracy = 0.798637</text:p>
      <text:p text:style-name="P2">Testing Accuracy = 0.805216</text:p>
      <text:p text:style-name="P2"/>
      <text:p text:style-name="P2">During the 20-th epoch:</text:p>
      <text:p text:style-name="P2">Training Accuracy = 0.818337</text:p>
      <text:p text:style-name="P2">Validation Accuracy = 0.80053</text:p>
      <text:p text:style-name="P2">Testing Accuracy = 0.807871</text:p>
      <text:p text:style-name="P2"/>
      <text:p text:style-name="P2">During the 50-th epoch:</text:p>
      <text:p text:style-name="P2">Training Accuracy = 0.84387</text:p>
      <text:p text:style-name="P2">Validation Accuracy = 0.801855</text:p>
      <text:p text:style-name="P2">Testing Accuracy = 0.803604</text:p>
      <text:p text:style-name="P2"/>
      <text:p text:style-name="P2">During the 100-th epoch:</text:p>
      <text:p text:style-name="P2">Training Accuracy = 0.871683</text:p>
      <text:p text:style-name="P2">Validation Accuracy = 0.772521</text:p>
      <text:p text:style-name="P2">Testing Accuracy = 0.779516</text:p>
      <text:p text:style-name="P2"/>
      <text:p text:style-name="P2">During the 200-th epoch:</text:p>
      <text:p text:style-name="P2">Training Accuracy = 0.915151</text:p>
      <text:p text:style-name="P2">Validation Accuracy = 0.768357</text:p>
      <text:p text:style-name="P2">Testing Accuracy = 0.777904</text:p>
      <text:p text:style-name="P2"/>
      <text:p text:style-name="P2">During the 300-th epoch:</text:p>
      <text:p text:style-name="P2">Training Accuracy = 0.933168</text:p>
      <text:p text:style-name="P2">Validation Accuracy = 0.764572</text:p>
      <text:p text:style-name="P2">Testing Accuracy = 0.762257</text:p>
      <text:p text:style-name="P2"/>
      <text:p text:style-name="P2">During the 500-th epoch:</text:p>
      <text:p text:style-name="P2">Training Accuracy = 0.967113</text:p>
      <text:p text:style-name="P2">Validation Accuracy = 0.773656</text:p>
      <text:p text:style-name="P2">Testing Accuracy = 0.765197</text:p>
      <text:p text:style-name="P2"/>
      <text:p text:style-name="P2">During the 700-th epoch:</text:p>
      <text:p text:style-name="P2">Training Accuracy = 0.969989</text:p>
      <text:p text:style-name="P2">Validation Accuracy = 0.756813</text:p>
      <text:p text:style-name="P2">Testing Accuracy = 0.752774</text:p>
      <text:p text:style-name="P2"/>
      <text:p text:style-name="P2">During the 1000-th epoch:</text:p>
      <text:p text:style-name="P2">Training Accuracy = 0.988658</text:p>
      <text:p text:style-name="P2">Validation Accuracy = 0.760977</text:p>
      <text:p text:style-name="P2">Testing Accuracy = 0.767852</text:p>
      <text:p text:style-name="P2"/>
      <text:p text:style-name="P2"/>
      <text:p text:style-name="P2"/>
      <text:p text:style-name="P2"><text:soft-page-break/>setting up the experiment with</text:p>
      <text:p text:style-name="P2">batch size = 128, hidden nodes = 128, learning rate = 0.0001</text:p>
      <text:p text:style-name="P2">training epoch = 1000, dropout rate = 0.7, reg_param = 0.001</text:p>
      <text:p text:style-name="P2"/>
      <text:p text:style-name="P2">During the 10-th epoch:</text:p>
      <text:p text:style-name="P2">Training Accuracy = 0.803793</text:p>
      <text:p text:style-name="P2">Validation Accuracy = 0.794474</text:p>
      <text:p text:style-name="P2">Testing Accuracy = 0.800664</text:p>
      <text:p text:style-name="P2"/>
      <text:p text:style-name="P2">During the 20-th epoch:</text:p>
      <text:p text:style-name="P2">Training Accuracy = 0.81641</text:p>
      <text:p text:style-name="P2">Validation Accuracy = 0.796745</text:p>
      <text:p text:style-name="P2">Testing Accuracy = 0.8055</text:p>
      <text:p text:style-name="P2"/>
      <text:p text:style-name="P2">During the 50-th epoch:</text:p>
      <text:p text:style-name="P2">Training Accuracy = 0.839529</text:p>
      <text:p text:style-name="P2">Validation Accuracy = 0.794663</text:p>
      <text:p text:style-name="P2">Testing Accuracy = 0.800095</text:p>
      <text:p text:style-name="P2"/>
      <text:p text:style-name="P2">During the 100-th epoch:</text:p>
      <text:p text:style-name="P2">Training Accuracy = 0.873935</text:p>
      <text:p text:style-name="P2">Validation Accuracy = 0.784444</text:p>
      <text:p text:style-name="P2">Testing Accuracy = 0.78056</text:p>
      <text:p text:style-name="P2"/>
      <text:p text:style-name="P2">During the 200-th epoch:</text:p>
      <text:p text:style-name="P2">Training Accuracy = 0.907472</text:p>
      <text:p text:style-name="P2">Validation Accuracy = 0.764194</text:p>
      <text:p text:style-name="P2">Testing Accuracy = 0.762162</text:p>
      <text:p text:style-name="P2"/>
      <text:p text:style-name="P2">During the 300-th epoch:</text:p>
      <text:p text:style-name="P2">Training Accuracy = 0.947848</text:p>
      <text:p text:style-name="P2">Validation Accuracy = 0.772332</text:p>
      <text:p text:style-name="P2">Testing Accuracy = 0.772214</text:p>
      <text:p text:style-name="P2"/>
      <text:p text:style-name="P2">During the 500-th epoch:</text:p>
      <text:p text:style-name="P2">Training Accuracy = 0.964698</text:p>
      <text:p text:style-name="P2">Validation Accuracy = 0.767411</text:p>
      <text:p text:style-name="P2">Testing Accuracy = 0.766999</text:p>
      <text:p text:style-name="P2"/>
      <text:p text:style-name="P2">During the 700-th epoch:</text:p>
      <text:p text:style-name="P2">Training Accuracy = 0.973137</text:p>
      <text:p text:style-name="P2">Validation Accuracy = 0.758516</text:p>
      <text:p text:style-name="P2">Testing Accuracy = 0.760645</text:p>
      <text:p text:style-name="P2"/>
      <text:p text:style-name="P2">During the 1000-th epoch:</text:p>
      <text:p text:style-name="P2">Training Accuracy = 0.996472</text:p>
      <text:p text:style-name="P2">Validation Accuracy = 0.764383</text:p>
      <text:p text:style-name="P2">Testing Accuracy = 0.75912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rsid="000711ab" officeooo:paragraph-rsid="000711a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Result of the experiment (time lapse : 2002 - 2013)</text:p>
        <text:p text:style-name="MP1">Number of patients in (considering 75 features)</text:p>
        <text:p text:style-name="MP1">Training Data : 36854</text:p>
        <text:p text:style-name="MP1">Validation Data : 5284</text:p>
        <text:p text:style-name="MP1">Testing Data : 1054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3:07:49.451168158</meta:creation-date>
    <dc:date>2017-03-15T13:17:22.049369019</dc:date>
    <meta:editing-duration>PT9M3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8" meta:paragraph-count="707" meta:word-count="3125" meta:character-count="20411" meta:non-whitespace-character-count="17993"/>
  </office:meta>
</office:document-meta>
</file>